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k6_N10_40nm-alu4-1177082723-swap_results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7201" calcext:value-type="float">
            <text:p>6.47201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['7', '0']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float" office:value="10.2015503875969" calcext:value-type="float">
            <text:p>10.2015503875969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8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10.1639344262295" calcext:value-type="float">
            <text:p>10.16393442622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40622" calcext:value-type="float">
            <text:p>6.40622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8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10.1639344262295" calcext:value-type="float">
            <text:p>10.1639344262295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7', '0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404958677686" calcext:value-type="float">
            <text:p>10.4049586776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806" calcext:value-type="float">
            <text:p>6.9806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7', '0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404958677686" calcext:value-type="float">
            <text:p>10.404958677686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7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0.1583333333333" calcext:value-type="float">
            <text:p>10.15833333333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0841" calcext:value-type="float">
            <text:p>6.70841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7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0.1583333333333" calcext:value-type="float">
            <text:p>10.1583333333333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8403361344538" calcext:value-type="float">
            <text:p>10.84033613445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3722" calcext:value-type="float">
            <text:p>6.43722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8403361344538" calcext:value-type="float">
            <text:p>10.8403361344538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0504201680672" calcext:value-type="float">
            <text:p>10.05042016806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39576" calcext:value-type="float">
            <text:p>6.39576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0504201680672" calcext:value-type="float">
            <text:p>10.0504201680672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436974789916" calcext:value-type="float">
            <text:p>10.24369747899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70021" calcext:value-type="float">
            <text:p>6.70021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436974789916" calcext:value-type="float">
            <text:p>10.2436974789916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8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10.1551724137931" calcext:value-type="float">
            <text:p>10.15517241379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40869" calcext:value-type="float">
            <text:p>6.40869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8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10.1551724137931" calcext:value-type="float">
            <text:p>10.1551724137931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6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0.1801801801802" calcext:value-type="float">
            <text:p>10.18018018018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.55937" calcext:value-type="float">
            <text:p>6.55937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6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0.1801801801802" calcext:value-type="float">
            <text:p>10.1801801801802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2454545454545" calcext:value-type="float">
            <text:p>10.24545454545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.55296" calcext:value-type="float">
            <text:p>6.55296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2454545454545" calcext:value-type="float">
            <text:p>10.2454545454545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7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0373831775701" calcext:value-type="float">
            <text:p>10.03738317757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.96436" calcext:value-type="float">
            <text:p>5.96436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7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0373831775701" calcext:value-type="float">
            <text:p>10.0373831775701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7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9.48484848484848" calcext:value-type="float">
            <text:p>9.4848484848484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.62365" calcext:value-type="float">
            <text:p>6.62365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7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9.48484848484848" calcext:value-type="float">
            <text:p>9.48484848484848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8', '0']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9.96341463414634" calcext:value-type="float">
            <text:p>9.9634146341463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.78713" calcext:value-type="float">
            <text:p>6.78713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8', '0']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9.96341463414634" calcext:value-type="float">
            <text:p>9.96341463414634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6', '0']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0.3421052631579" calcext:value-type="float">
            <text:p>10.342105263157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.36608" calcext:value-type="float">
            <text:p>6.36608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6', '0']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0.3421052631579" calcext:value-type="float">
            <text:p>10.3421052631579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5', '7']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5.73684210526316" calcext:value-type="float">
            <text:p>5.7368421052631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.43317" calcext:value-type="float">
            <text:p>6.43317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5', '7']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5.73684210526316" calcext:value-type="float">
            <text:p>5.73684210526316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3', '4']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4.875" calcext:value-type="float">
            <text:p>4.8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.26752" calcext:value-type="float">
            <text:p>6.26752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3', '4']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4.875" calcext:value-type="float">
            <text:p>4.875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7', '2']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5.36363636363636" calcext:value-type="float">
            <text:p>5.363636363636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.33145" calcext:value-type="float">
            <text:p>6.33145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7', '2']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5.36363636363636" calcext:value-type="float">
            <text:p>5.36363636363636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6', '3']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6', '3']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4.27272727272727" calcext:value-type="float">
            <text:p>4.27272727272727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6', '8']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6', '8']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8', '2']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.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.14301" calcext:value-type="float">
            <text:p>7.14301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8', '2']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7', '1']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.4" calcext:value-type="float">
            <text:p>5.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.60751" calcext:value-type="float">
            <text:p>6.60751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7', '1']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8', '2']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8.3" calcext:value-type="float">
            <text:p>8.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.25644" calcext:value-type="float">
            <text:p>6.25644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8', '2']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10', '10']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10', '10']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7', '4']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5.9" calcext:value-type="float">
            <text:p>5.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.3557" calcext:value-type="float">
            <text:p>6.3557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7', '4']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3', '11']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3', '11']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8', '2']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.37261" calcext:value-type="float">
            <text:p>6.37261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8', '2']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8', '3']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8', '3']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6', '4']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.55555555555556" calcext:value-type="float">
            <text:p>2.5555555555555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.6551" calcext:value-type="float">
            <text:p>6.6551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6', '4']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.55555555555556" calcext:value-type="float">
            <text:p>2.55555555555556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6', '8']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5.44444444444445" calcext:value-type="float">
            <text:p>5.4444444444444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.96412" calcext:value-type="float">
            <text:p>6.96412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6', '8']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5.44444444444445" calcext:value-type="float">
            <text:p>5.44444444444445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10', '11']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.88888888888889" calcext:value-type="float">
            <text:p>4.8888888888888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.14003" calcext:value-type="float">
            <text:p>7.14003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10', '11']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.88888888888889" calcext:value-type="float">
            <text:p>4.88888888888889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8', '12']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.77777777777778" calcext:value-type="float">
            <text:p>4.7777777777777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.57467" calcext:value-type="float">
            <text:p>7.57467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8', '12']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.77777777777778" calcext:value-type="float">
            <text:p>4.77777777777778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8', '11']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.69636" calcext:value-type="float">
            <text:p>6.69636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8', '11']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8', '11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.16176" calcext:value-type="float">
            <text:p>7.16176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8', '11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8', '7']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.40875" calcext:value-type="float">
            <text:p>6.40875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8', '7']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6', '2']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7.125" calcext:value-type="float">
            <text:p>7.1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6', '2']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7.125" calcext:value-type="float">
            <text:p>7.125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8', '2']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8', '2']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7', '12']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.625" calcext:value-type="float">
            <text:p>4.62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.04965" calcext:value-type="float">
            <text:p>7.0496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7', '12']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8', '4']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.875" calcext:value-type="float">
            <text:p>5.87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.49757" calcext:value-type="float">
            <text:p>6.49757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8', '4']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.875" calcext:value-type="float">
            <text:p>5.875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8', '4']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.38923" calcext:value-type="float">
            <text:p>6.38923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8', '4']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9', '8']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.14285714285714" calcext:value-type="float">
            <text:p>3.1428571428571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9', '8']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.14285714285714" calcext:value-type="float">
            <text:p>3.14285714285714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5', '4'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.42857142857143" calcext:value-type="float">
            <text:p>3.4285714285714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5', '4'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.42857142857143" calcext:value-type="float">
            <text:p>3.4285714285714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4', '7']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.71428571428571" calcext:value-type="float">
            <text:p>7.7142857142857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4', '7']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.71428571428571" calcext:value-type="float">
            <text:p>7.71428571428571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8', '12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42857142857143" calcext:value-type="float">
            <text:p>3.428571428571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8', '12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42857142857143" calcext:value-type="float">
            <text:p>3.42857142857143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3', '1']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3', '1']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9', '9']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.42857142857143" calcext:value-type="float">
            <text:p>4.428571428571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9', '9']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.42857142857143" calcext:value-type="float">
            <text:p>4.42857142857143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9', '8']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3.42857142857143" calcext:value-type="float">
            <text:p>3.4285714285714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.52827" calcext:value-type="float">
            <text:p>6.52827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9', '8']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3.42857142857143" calcext:value-type="float">
            <text:p>3.42857142857143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8', '8']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.7806" calcext:value-type="float">
            <text:p>6.7806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8', '8']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8', '7']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.76784" calcext:value-type="float">
            <text:p>6.76784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8', '7']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.33333333333333" calcext:value-type="float">
            <text:p>6.33333333333333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11']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.34639" calcext:value-type="float">
            <text:p>6.34639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11']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9', '6']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83333333333333" calcext:value-type="float">
            <text:p>4.833333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9', '6']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83333333333333" calcext:value-type="float">
            <text:p>4.83333333333333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5', '4']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.83333333333333" calcext:value-type="float">
            <text:p>3.833333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5', '4']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.83333333333333" calcext:value-type="float">
            <text:p>3.83333333333333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7', '7']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6.83333333333333" calcext:value-type="float">
            <text:p>6.833333333333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7', '7']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6.83333333333333" calcext:value-type="float">
            <text:p>6.83333333333333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8', '1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8', '1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7', '6']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.83333333333333" calcext:value-type="float">
            <text:p>4.833333333333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7', '6']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.83333333333333" calcext:value-type="float">
            <text:p>4.83333333333333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6', '2']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.26933" calcext:value-type="float">
            <text:p>7.26933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6', '2']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8', '3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8', '3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11']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.48548" calcext:value-type="float">
            <text:p>7.48548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11']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9', '11']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9', '11']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10', '4']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.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.98923" calcext:value-type="float">
            <text:p>7.98923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10', '4']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7', '7']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7', '7']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8', '4']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8', '4']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1', '9']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8.8" calcext:value-type="float">
            <text:p>8.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1', '9']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8', '2']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8', '2']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5', '10']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.46476" calcext:value-type="float">
            <text:p>6.46476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5', '10']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6', '7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.4" calcext:value-type="float">
            <text:p>5.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0.7925" calcext:value-type="float">
            <text:p>10.7925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6', '7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6', '2']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6', '2']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12', '7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.6" calcext:value-type="float">
            <text:p>7.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12', '7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6', '1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6', '1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2', '8']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.4" calcext:value-type="float">
            <text:p>7.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.62915" calcext:value-type="float">
            <text:p>6.62915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2', '8']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2', '9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2', '9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3', '10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3', '10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8', '12']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8', '12']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9', '4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9', '4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8', '8']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.39271" calcext:value-type="float">
            <text:p>6.39271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8', '8']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5', '9']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5', '9']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3', '11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3', '11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5', '4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5', '4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7', '13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7', '13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2', '6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2', '6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7', '13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7', '13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2', '5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2', '5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7', '3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7', '3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2', '5']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2', '5']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6', '9']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6', '9']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3', '7']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6.65535" calcext:value-type="float">
            <text:p>6.65535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3', '7']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.5634" calcext:value-type="float">
            <text:p>6.5634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7', '6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.31682" calcext:value-type="float">
            <text:p>6.31682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7', '6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7', '1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7', '1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.53008" calcext:value-type="float">
            <text:p>6.53008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10', '11']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.44739" calcext:value-type="float">
            <text:p>6.44739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10', '11']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6', '12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6', '12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10', '9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10', '9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', '6']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', '6']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10', '11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10', '11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8', '1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8', '1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5', '9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5', '9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.32361" calcext:value-type="float">
            <text:p>6.32361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7', '10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7', '10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.33333333333333" calcext:value-type="float">
            <text:p>6.33333333333333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5', '10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5', '10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11', '8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11', '8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6', '3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6', '3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3', '2']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3', '2']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6', '1']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6', '1']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3', '3']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3', '3']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3', '10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3', '10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7', '13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7', '13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3', '3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3', '3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2', '9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2', '9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13', '9']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13', '9']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8', '8']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8', '8']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5', '2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5', '2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8', '10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8', '10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.33333333333333" calcext:value-type="float">
            <text:p>7.3333333333333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.33333333333333" calcext:value-type="float">
            <text:p>7.33333333333333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4', '1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6.31724" calcext:value-type="float">
            <text:p>6.31724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4', '1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8', '8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8', '8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11']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9.33333333333333" calcext:value-type="float">
            <text:p>9.3333333333333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11']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9.33333333333333" calcext:value-type="float">
            <text:p>9.33333333333333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8', '1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8', '1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2', '5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2', '5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6.30123" calcext:value-type="float">
            <text:p>6.30123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6.96027" calcext:value-type="float">
            <text:p>6.96027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6', '6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6', '6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6', '4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6', '4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2', '10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2', '10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.66666666666667" calcext:value-type="float">
            <text:p>7.66666666666667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9', '6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9', '6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7', '5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3', '1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3', '1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10', '4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10', '4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2', '3']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2', '3']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10', '7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10', '7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11', '10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11', '10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5', '10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5', '10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7', '4']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7', '4']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3', '10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3', '10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6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6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2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2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3', '9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3', '9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1', '10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1', '10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2', '4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2', '4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10', '7']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10', '7']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10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10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2', '13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2', '13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7', '3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7', '3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2', '2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2', '2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11', '2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11', '2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5', '2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5', '2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8', '6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8', '6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6', '12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6', '12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4', '5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4', '5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11', '12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11', '12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2', '2']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2', '2']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4', '7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4', '7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6', '9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6', '9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10', '11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10', '11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8', '12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8', '12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7', '10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7', '10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3', '12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3', '12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8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8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10', '9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6.54114" calcext:value-type="float">
            <text:p>6.54114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10', '9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7', '1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7', '1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9', '1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9', '1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5', '1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5', '1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9', '7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9', '7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5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5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2', '6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2', '6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8.24751" calcext:value-type="float">
            <text:p>8.24751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6.62035" calcext:value-type="float">
            <text:p>6.62035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6.55362" calcext:value-type="float">
            <text:p>6.55362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6.61631" calcext:value-type="float">
            <text:p>6.61631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6.09354" calcext:value-type="float">
            <text:p>6.09354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6.98064" calcext:value-type="float">
            <text:p>6.98064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6.58206" calcext:value-type="float">
            <text:p>6.58206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6.3371" calcext:value-type="float">
            <text:p>6.3371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7.82558" calcext:value-type="float">
            <text:p>7.82558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6.43388" calcext:value-type="float">
            <text:p>6.43388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7.02173" calcext:value-type="float">
            <text:p>7.02173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6.10675" calcext:value-type="float">
            <text:p>6.10675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6.92391" calcext:value-type="float">
            <text:p>6.92391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8.72289" calcext:value-type="float">
            <text:p>8.72289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6.67298" calcext:value-type="float">
            <text:p>6.67298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6.57927" calcext:value-type="float">
            <text:p>6.57927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6.34706" calcext:value-type="float">
            <text:p>6.34706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6.18587" calcext:value-type="float">
            <text:p>6.18587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6.42805" calcext:value-type="float">
            <text:p>6.42805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6.96162" calcext:value-type="float">
            <text:p>6.96162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7.0961" calcext:value-type="float">
            <text:p>7.0961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6.67779" calcext:value-type="float">
            <text:p>6.67779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6.75628" calcext:value-type="float">
            <text:p>6.75628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6.6675" calcext:value-type="float">
            <text:p>6.6675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7.22011" calcext:value-type="float">
            <text:p>7.22011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.86676" calcext:value-type="float">
            <text:p>5.86676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6.68262" calcext:value-type="float">
            <text:p>6.68262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6.71548" calcext:value-type="float">
            <text:p>6.71548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8.14161" calcext:value-type="float">
            <text:p>8.14161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6.60381" calcext:value-type="float">
            <text:p>6.60381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6.13462" calcext:value-type="float">
            <text:p>6.13462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6.15058" calcext:value-type="float">
            <text:p>6.15058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7.67028" calcext:value-type="float">
            <text:p>7.67028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6.75212" calcext:value-type="float">
            <text:p>6.75212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.80629" calcext:value-type="float">
            <text:p>5.80629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6.55128" calcext:value-type="float">
            <text:p>6.55128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.27326" calcext:value-type="float">
            <text:p>6.27326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.06207" calcext:value-type="float">
            <text:p>6.06207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.93861" calcext:value-type="float">
            <text:p>6.93861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7.10836" calcext:value-type="float">
            <text:p>7.10836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7.1223" calcext:value-type="float">
            <text:p>7.1223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5.95275" calcext:value-type="float">
            <text:p>5.95275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.39854" calcext:value-type="float">
            <text:p>6.39854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.77286" calcext:value-type="float">
            <text:p>7.77286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78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0" calcext:value-type="float">
            <text:p>520</text:p>
          </table:table-cell>
          <table:table-cell office:value-type="float" office:value="6.72374" calcext:value-type="float">
            <text:p>6.72374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1" calcext:value-type="float">
            <text:p>191</text:p>
          </table:table-cell>
          <table:table-cell office:value-type="float" office:value="7.00137" calcext:value-type="float">
            <text:p>7.00137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4" calcext:value-type="float">
            <text:p>434</text:p>
          </table:table-cell>
          <table:table-cell office:value-type="float" office:value="6.37795" calcext:value-type="float">
            <text:p>6.37795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6', '2']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7.21463" calcext:value-type="float">
            <text:p>7.21463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8', '2']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5', '4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.98068" calcext:value-type="float">
            <text:p>5.98068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10', '11']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.88888888888889" calcext:value-type="float">
            <text:p>4.88888888888889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6', '2']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7.125" calcext:value-type="float">
            <text:p>7.1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0841" calcext:value-type="float">
            <text:p>6.70841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7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0.1583333333333" calcext:value-type="float">
            <text:p>10.1583333333333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8403361344538" calcext:value-type="float">
            <text:p>10.8403361344538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18" calcext:value-type="float">
            <text:p>618</text:p>
          </table:table-cell>
          <table:table-cell office:value-type="float" office:value="6.88789" calcext:value-type="float">
            <text:p>6.88789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7" calcext:value-type="float">
            <text:p>227</text:p>
          </table:table-cell>
          <table:table-cell office:value-type="float" office:value="6.56966" calcext:value-type="float">
            <text:p>6.56966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69" calcext:value-type="float">
            <text:p>669</text:p>
          </table:table-cell>
          <table:table-cell office:value-type="float" office:value="7.14792" calcext:value-type="float">
            <text:p>7.14792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80" calcext:value-type="float">
            <text:p>280</text:p>
          </table:table-cell>
          <table:table-cell office:value-type="float" office:value="6.45533" calcext:value-type="float">
            <text:p>6.45533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10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6.12883" calcext:value-type="float">
            <text:p>6.12883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7.80753" calcext:value-type="float">
            <text:p>7.80753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6', '7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61" calcext:value-type="float">
            <text:p>461</text:p>
          </table:table-cell>
          <table:table-cell office:value-type="float" office:value="5.8293" calcext:value-type="float">
            <text:p>5.8293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0" calcext:value-type="float">
            <text:p>280</text:p>
          </table:table-cell>
          <table:table-cell office:value-type="float" office:value="7.33192" calcext:value-type="float">
            <text:p>7.33192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2', '2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6.78109" calcext:value-type="float">
            <text:p>6.78109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8', '2']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9', '9']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.42857142857143" calcext:value-type="float">
            <text:p>4.42857142857143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01" calcext:value-type="float">
            <text:p>701</text:p>
          </table:table-cell>
          <table:table-cell office:value-type="float" office:value="7.77286" calcext:value-type="float">
            <text:p>7.77286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07" calcext:value-type="float">
            <text:p>507</text:p>
          </table:table-cell>
          <table:table-cell office:value-type="float" office:value="6.75628" calcext:value-type="float">
            <text:p>6.75628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37" calcext:value-type="float">
            <text:p>437</text:p>
          </table:table-cell>
          <table:table-cell office:value-type="float" office:value="6.56341" calcext:value-type="float">
            <text:p>6.56341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31" calcext:value-type="float">
            <text:p>431</text:p>
          </table:table-cell>
          <table:table-cell office:value-type="float" office:value="7.26786" calcext:value-type="float">
            <text:p>7.26786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6.5221" calcext:value-type="float">
            <text:p>6.5221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7', '1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6', '3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37" calcext:value-type="float">
            <text:p>437</text:p>
          </table:table-cell>
          <table:table-cell office:value-type="float" office:value="6.88859" calcext:value-type="float">
            <text:p>6.88859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7.67028" calcext:value-type="float">
            <text:p>7.67028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436974789916" calcext:value-type="float">
            <text:p>10.2436974789916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5" calcext:value-type="float">
            <text:p>205</text:p>
          </table:table-cell>
          <table:table-cell office:value-type="float" office:value="7.48494" calcext:value-type="float">
            <text:p>7.48494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1" calcext:value-type="float">
            <text:p>271</text:p>
          </table:table-cell>
          <table:table-cell office:value-type="float" office:value="7.30343" calcext:value-type="float">
            <text:p>7.30343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1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13" calcext:value-type="float">
            <text:p>613</text:p>
          </table:table-cell>
          <table:table-cell office:value-type="float" office:value="7.10836" calcext:value-type="float">
            <text:p>7.10836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6.7727" calcext:value-type="float">
            <text:p>6.7727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436974789916" calcext:value-type="float">
            <text:p>10.2436974789916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3', '1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float" office:value="7.3003" calcext:value-type="float">
            <text:p>7.3003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11', '8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11', '2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5" calcext:value-type="float">
            <text:p>195</text:p>
          </table:table-cell>
          <table:table-cell office:value-type="float" office:value="7.16418" calcext:value-type="float">
            <text:p>7.16418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37" calcext:value-type="float">
            <text:p>637</text:p>
          </table:table-cell>
          <table:table-cell office:value-type="float" office:value="6.45768" calcext:value-type="float">
            <text:p>6.45768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7" calcext:value-type="float">
            <text:p>97</text:p>
          </table:table-cell>
          <table:table-cell office:value-type="float" office:value="7.33134" calcext:value-type="float">
            <text:p>7.33134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10', '11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 table:number-rows-repeated="1047831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k6_N10_40nm-alu4-1177082723-swap_results'.C1:'k6_N10_40nm-alu4-1177082723-swap_results'.C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9:17:44.891092310</dc:date>
    <meta:editing-duration>PT8M13S</meta:editing-duration>
    <meta:editing-cycles>1</meta:editing-cycles>
    <meta:document-statistic meta:table-count="1" meta:cell-count="9672" meta:object-count="0"/>
    <meta:generator>LibreOffice/24.2.4.2$Linux_X86_64 LibreOffice_project/420$Build-2</meta:generator>
  </office:meta>
</office:document-meta>
</file>